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ist of United States Senators from Mississippi</text:p>
      <text:p text:style-name="Preformatted_20_Text">From Wikipedia, the free encyclopedia</text:p>
      <text:p text:style-name="Preformatted_20_Text">https://en.wikipedia.org/wiki/List%20of%20United%20States%20Senators%20from%20Mississippi</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List of United States Senators from Mississippi</text:p>
      <text:p text:style-name="Preformatted_20_Text"><text:s text:c="4"/>• Mississippi was admitted to the Union on December 10, 1817, and elects senators to Class 1 and Class 2.</text:p>
      <text:p text:style-name="Preformatted_20_Text"><text:s text:c="4"/>• As of April 2, 2018, 51 people have served as U.S.</text:p>
      <text:p text:style-name="Preformatted_20_Text"/>
      <text:p text:style-name="Preformatted_20_Text">Mississippi was admitted to the Union on December 10, 1817, and elects senators to Class 1 and Class 2. Its current senators are Republicans Cindy Hyde-Smith and Roger Wicker. <text:s/>As of April 2, 2018, 51 people have served as U.S. Senators from Mississippi.</text:p>
      <text:p text:style-name="Preformatted_20_Text">List of Senators</text:p>
      <text:p text:style-name="Preformatted_20_Text">Living former senators</text:p>
      <text:p text:style-name="Preformatted_20_Text"><text:s text:c="4"/>• As of May 2019[update], there is one living former senator from Mississippi.</text:p>
      <text:p text:style-name="Preformatted_20_Text"><text:s text:c="4"/>• The most recent senator to die was Thad Cochran (served 1978–2018) on May 30, 2019, who is also the most recently serving senator to die.</text:p>
      <text:p text:style-name="Preformatted_20_Text">As of May 2019[update], there is one living former senator from Mississippi. The most recent senator to die was Thad Cochran (served 1978–2018) on May 30, 2019, who is also the most recently serving senator to die.</text:p>
      <text:p text:style-name="Preformatted_20_Text">See also</text:p>
      <text:p text:style-name="Preformatted_20_Text"><text:s text:c="4"/>• United States congressional delegations from Mississippi</text:p>
      <text:p text:style-name="Preformatted_20_Text"><text:s text:c="4"/>• List of United States Representatives from Mississippi</text:p>
      <text:p text:style-name="Preformatted_20_Text">List of United States Representatives from Mississippi</text:p>
      <text:p text:style-name="Preformatted_20_Text">United States congressional delegations from Mississippi</text:p>
      <text:p text:style-name="Preformatted_20_Text">Notes</text:p>
      <text:p text:style-name="Preformatted_20_Text">References</text:p>
      <text:p text:style-name="Preformatted_20_Text"><text:s text:c="4"/>• United States Senate Historical Office (volume 4 Bicentennial ed.).</text:p>
      <text:p text:style-name="Preformatted_20_Text"><text:s text:c="4"/>• Byrd, Robert C. (October 1, 1993).</text:p>
      <text:p text:style-name="Preformatted_20_Text"><text:soft-page-break/>Byrd, Robert C. (October 1, 1993). <text:s/>Wolff, Wendy (ed.). The Senate, 1789-1989: Historical Statistics, 1789-1992. United States Senate Historical Office (volume 4 Bicentennial ed.). Washington, D.C.: U.S. Government Printing Off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264" meta:character-count="1851" meta:non-whitespace-character-count="1579"/>
    <meta:generator>LibreOffice/6.0.7.3$Linux_X86_64 LibreOffice_project/00m0$Build-3</meta:generator>
  </office:meta>
</office:document-meta>
</file>